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soDeliv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Free</text:p>
          </table:table-cell>
        </table:table-row>
        <table:table-row table:style-name="ro1">
          <table:table-cell office:value-type="float" office:value="3.000545879999" calcext:value-type="float">
            <text:p>3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.000615479997" calcext:value-type="float">
            <text:p>3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.000685079995" calcext:value-type="float">
            <text:p>3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.000754679993" calcext:value-type="float">
            <text:p>3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.000545879999" calcext:value-type="float">
            <text:p>6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.000615479997" calcext:value-type="float">
            <text:p>6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.000685079995" calcext:value-type="float">
            <text:p>6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.000754679993" calcext:value-type="float">
            <text:p>6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.000545879999" calcext:value-type="float">
            <text:p>9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.000615479997" calcext:value-type="float">
            <text:p>9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.000685079995" calcext:value-type="float">
            <text:p>9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.000754679993" calcext:value-type="float">
            <text:p>9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.000545879999" calcext:value-type="float">
            <text:p>12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.000615479997" calcext:value-type="float">
            <text:p>12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.000685079995" calcext:value-type="float">
            <text:p>12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.000754679993" calcext:value-type="float">
            <text:p>12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.000545879999" calcext:value-type="float">
            <text:p>15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.000615479997" calcext:value-type="float">
            <text:p>15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.000685079995" calcext:value-type="float">
            <text:p>15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.000754679993" calcext:value-type="float">
            <text:p>15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.000545879999" calcext:value-type="float">
            <text:p>18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.000615479997" calcext:value-type="float">
            <text:p>18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.000685079995" calcext:value-type="float">
            <text:p>18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.000754679993" calcext:value-type="float">
            <text:p>18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.000545879999" calcext:value-type="float">
            <text:p>21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.000615479997" calcext:value-type="float">
            <text:p>21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.000685079995" calcext:value-type="float">
            <text:p>21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.000754679993" calcext:value-type="float">
            <text:p>21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.000545879999" calcext:value-type="float">
            <text:p>24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.000615479997" calcext:value-type="float">
            <text:p>24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.000685079995" calcext:value-type="float">
            <text:p>24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4.000754679993" calcext:value-type="float">
            <text:p>24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.000545879999" calcext:value-type="float">
            <text:p>27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.000615479997" calcext:value-type="float">
            <text:p>27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.000685079995" calcext:value-type="float">
            <text:p>27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.000754679993" calcext:value-type="float">
            <text:p>27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.000617719993" calcext:value-type="float">
            <text:p>30.00061772</text:p>
          </table:table-cell>
          <table:table-cell office:value-type="float" office:value="0.000617719993" calcext:value-type="float">
            <text:p>0.00061772</text:p>
          </table:table-cell>
          <table:table-cell office:value-type="float" office:value="0.000831679992" calcext:value-type="float">
            <text:p>0.00083168</text:p>
          </table:table-cell>
        </table:table-row>
        <table:table-row table:style-name="ro1">
          <table:table-cell office:value-type="float" office:value="30.000716199995" calcext:value-type="float">
            <text:p>30.0007162</text:p>
          </table:table-cell>
          <table:table-cell office:value-type="float" office:value="0.000716199995" calcext:value-type="float">
            <text:p>0.0007162</text:p>
          </table:table-cell>
          <table:table-cell office:value-type="float" office:value="0.00090127999" calcext:value-type="float">
            <text:p>0.00090128</text:p>
          </table:table-cell>
        </table:table-row>
        <table:table-row table:style-name="ro1">
          <table:table-cell office:value-type="float" office:value="30.00090819999" calcext:value-type="float">
            <text:p>30.0009082</text:p>
          </table:table-cell>
          <table:table-cell office:value-type="float" office:value="0.00090819999" calcext:value-type="float">
            <text:p>0.0009082</text:p>
          </table:table-cell>
          <table:table-cell office:value-type="float" office:value="0.000970879988" calcext:value-type="float">
            <text:p>0.00097088</text:p>
          </table:table-cell>
        </table:table-row>
        <table:table-row table:style-name="ro1">
          <table:table-cell office:value-type="float" office:value="30.000977799988" calcext:value-type="float">
            <text:p>30.0009778</text:p>
          </table:table-cell>
          <table:table-cell office:value-type="float" office:value="0.000977799988" calcext:value-type="float">
            <text:p>0.0009778</text:p>
          </table:table-cell>
          <table:table-cell office:value-type="float" office:value="0.001040479986" calcext:value-type="float">
            <text:p>0.00104048</text:p>
          </table:table-cell>
        </table:table-row>
        <table:table-row table:style-name="ro1">
          <table:table-cell office:value-type="float" office:value="33.000545879999" calcext:value-type="float">
            <text:p>33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3.000615479997" calcext:value-type="float">
            <text:p>33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3.000685079995" calcext:value-type="float">
            <text:p>33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3.000754679993" calcext:value-type="float">
            <text:p>33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6.000545879999" calcext:value-type="float">
            <text:p>36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6.000615479997" calcext:value-type="float">
            <text:p>36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6.000685079995" calcext:value-type="float">
            <text:p>36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6.000754679993" calcext:value-type="float">
            <text:p>36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9.000545879999" calcext:value-type="float">
            <text:p>39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9.000615479997" calcext:value-type="float">
            <text:p>39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9.000685079995" calcext:value-type="float">
            <text:p>39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9.000754679993" calcext:value-type="float">
            <text:p>39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2.000545879999" calcext:value-type="float">
            <text:p>42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2.000615479997" calcext:value-type="float">
            <text:p>42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2.000685079995" calcext:value-type="float">
            <text:p>42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2.000754679993" calcext:value-type="float">
            <text:p>42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5.000545879999" calcext:value-type="float">
            <text:p>45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5.000615479997" calcext:value-type="float">
            <text:p>45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5.000685079995" calcext:value-type="float">
            <text:p>45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5.000754679993" calcext:value-type="float">
            <text:p>45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48.000545879999" calcext:value-type="float">
            <text:p>48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48.000615479997" calcext:value-type="float">
            <text:p>48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48.000685079995" calcext:value-type="float">
            <text:p>48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48.000754679993" calcext:value-type="float">
            <text:p>48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1.000545879999" calcext:value-type="float">
            <text:p>51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1.000615479997" calcext:value-type="float">
            <text:p>51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1.000685079995" calcext:value-type="float">
            <text:p>51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1.000754679993" calcext:value-type="float">
            <text:p>51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4.000545879999" calcext:value-type="float">
            <text:p>54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4.000615479997" calcext:value-type="float">
            <text:p>54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4.000685079995" calcext:value-type="float">
            <text:p>54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4.000754679993" calcext:value-type="float">
            <text:p>54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57.000545879999" calcext:value-type="float">
            <text:p>57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57.000615479997" calcext:value-type="float">
            <text:p>57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57.000685079995" calcext:value-type="float">
            <text:p>57.00068508</text:p>
          </table:table-cell>
          <table:table-cell office:value-type="float" office:value="0.000685079995" calcext:value-type="float">
            <text:p>0.000685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57.000754679993" calcext:value-type="float">
            <text:p>57.00075468</text:p>
          </table:table-cell>
          <table:table-cell office:value-type="float" office:value="0.000754679993" calcext:value-type="float">
            <text:p>0.0007546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0.000545879999" calcext:value-type="float">
            <text:p>60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700079995" calcext:value-type="float">
            <text:p>0.00070008</text:p>
          </table:table-cell>
        </table:table-row>
        <table:table-row table:style-name="ro1">
          <table:table-cell office:value-type="float" office:value="60.000644119997" calcext:value-type="float">
            <text:p>60.00064412</text:p>
          </table:table-cell>
          <table:table-cell office:value-type="float" office:value="0.000644119997" calcext:value-type="float">
            <text:p>0.00064412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60.000720439994" calcext:value-type="float">
            <text:p>60.00072044</text:p>
          </table:table-cell>
          <table:table-cell office:value-type="float" office:value="0.000720439994" calcext:value-type="float">
            <text:p>0.00072044</text:p>
          </table:table-cell>
          <table:table-cell office:value-type="float" office:value="0.001027999989" calcext:value-type="float">
            <text:p>0.001028</text:p>
          </table:table-cell>
        </table:table-row>
        <table:table-row table:style-name="ro1">
          <table:table-cell office:value-type="float" office:value="60.000790039992" calcext:value-type="float">
            <text:p>60.00079004</text:p>
          </table:table-cell>
          <table:table-cell office:value-type="float" office:value="0.000790039992" calcext:value-type="float">
            <text:p>0.00079004</text:p>
          </table:table-cell>
          <table:table-cell office:value-type="float" office:value="0.001097599987" calcext:value-type="float">
            <text:p>0.0010976</text:p>
          </table:table-cell>
        </table:table-row>
        <table:table-row table:style-name="ro1">
          <table:table-cell office:value-type="float" office:value="63.000596359992" calcext:value-type="float">
            <text:p>63.00059636</text:p>
          </table:table-cell>
          <table:table-cell office:value-type="float" office:value="0.000596359992" calcext:value-type="float">
            <text:p>0.00059636</text:p>
          </table:table-cell>
          <table:table-cell office:value-type="float" office:value="0.000752639996" calcext:value-type="float">
            <text:p>0.00075264</text:p>
          </table:table-cell>
        </table:table-row>
        <table:table-row table:style-name="ro1">
          <table:table-cell office:value-type="float" office:value="63.000670919992" calcext:value-type="float">
            <text:p>63.00067092</text:p>
          </table:table-cell>
          <table:table-cell office:value-type="float" office:value="0.000670919992" calcext:value-type="float">
            <text:p>0.00067092</text:p>
          </table:table-cell>
          <table:table-cell office:value-type="float" office:value="0.000822239994" calcext:value-type="float">
            <text:p>0.00082224</text:p>
          </table:table-cell>
        </table:table-row>
        <table:table-row table:style-name="ro1">
          <table:table-cell office:value-type="float" office:value="63.001213399982" calcext:value-type="float">
            <text:p>63.0012134</text:p>
          </table:table-cell>
          <table:table-cell office:value-type="float" office:value="0.001213399982" calcext:value-type="float">
            <text:p>0.0012134</text:p>
          </table:table-cell>
          <table:table-cell office:value-type="float" office:value="0.000891839992" calcext:value-type="float">
            <text:p>0.00089184</text:p>
          </table:table-cell>
        </table:table-row>
        <table:table-row table:style-name="ro1">
          <table:table-cell office:value-type="float" office:value="63.002163078202" calcext:value-type="float">
            <text:p>63.0021630782</text:p>
          </table:table-cell>
          <table:table-cell office:value-type="float" office:value="0.002163078202" calcext:value-type="float">
            <text:p>0.0021630782</text:p>
          </table:table-cell>
          <table:table-cell office:value-type="float" office:value="0.00096143999" calcext:value-type="float">
            <text:p>0.00096144</text:p>
          </table:table-cell>
        </table:table-row>
        <table:table-row table:style-name="ro1">
          <table:table-cell office:value-type="float" office:value="66.000594999998" calcext:value-type="float">
            <text:p>66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6.00086235999" calcext:value-type="float">
            <text:p>66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6.001019397759" calcext:value-type="float">
            <text:p>66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6.002156517758" calcext:value-type="float">
            <text:p>66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69.000594999998" calcext:value-type="float">
            <text:p>69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69.00086235999" calcext:value-type="float">
            <text:p>69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69.001019397759" calcext:value-type="float">
            <text:p>69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69.002156517758" calcext:value-type="float">
            <text:p>69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2.000594999998" calcext:value-type="float">
            <text:p>72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2.00086235999" calcext:value-type="float">
            <text:p>72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2.001019397759" calcext:value-type="float">
            <text:p>72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2.002156517758" calcext:value-type="float">
            <text:p>72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5.000594999998" calcext:value-type="float">
            <text:p>75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5.00086235999" calcext:value-type="float">
            <text:p>75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5.001019397759" calcext:value-type="float">
            <text:p>75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5.002156517758" calcext:value-type="float">
            <text:p>75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78.000594999998" calcext:value-type="float">
            <text:p>78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78.00086235999" calcext:value-type="float">
            <text:p>78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78.001019397759" calcext:value-type="float">
            <text:p>78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78.002156517758" calcext:value-type="float">
            <text:p>78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1.000594999998" calcext:value-type="float">
            <text:p>81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1.00086235999" calcext:value-type="float">
            <text:p>81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1.001019397759" calcext:value-type="float">
            <text:p>81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1.002156517758" calcext:value-type="float">
            <text:p>81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4.000594999998" calcext:value-type="float">
            <text:p>84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4.00086235999" calcext:value-type="float">
            <text:p>84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4.001019397759" calcext:value-type="float">
            <text:p>84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4.002156517758" calcext:value-type="float">
            <text:p>84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87.000594999998" calcext:value-type="float">
            <text:p>87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87.00086235999" calcext:value-type="float">
            <text:p>87.00086236</text:p>
          </table:table-cell>
          <table:table-cell office:value-type="float" office:value="0.00086235999" calcext:value-type="float">
            <text:p>0.0008623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87.001019397759" calcext:value-type="float">
            <text:p>87.0010193978</text:p>
          </table:table-cell>
          <table:table-cell office:value-type="float" office:value="0.001019397759" calcext:value-type="float">
            <text:p>0.00101939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87.002156517758" calcext:value-type="float">
            <text:p>87.0021565178</text:p>
          </table:table-cell>
          <table:table-cell office:value-type="float" office:value="0.002156517758" calcext:value-type="float">
            <text:p>0.00215651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0.000594999998" calcext:value-type="float">
            <text:p>90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0.000944439989" calcext:value-type="float">
            <text:p>90.00094444</text:p>
          </table:table-cell>
          <table:table-cell office:value-type="float" office:value="0.000944439989" calcext:value-type="float">
            <text:p>0.00094444</text:p>
          </table:table-cell>
          <table:table-cell office:value-type="float" office:value="0.000698399995" calcext:value-type="float">
            <text:p>0.0006984</text:p>
          </table:table-cell>
        </table:table-row>
        <table:table-row table:style-name="ro1">
          <table:table-cell office:value-type="float" office:value="90.001026039992" calcext:value-type="float">
            <text:p>90.00102604</text:p>
          </table:table-cell>
          <table:table-cell office:value-type="float" office:value="0.001026039992" calcext:value-type="float">
            <text:p>0.00102604</text:p>
          </table:table-cell>
          <table:table-cell office:value-type="float" office:value="0.000790959991" calcext:value-type="float">
            <text:p>0.00079096</text:p>
          </table:table-cell>
        </table:table-row>
        <table:table-row table:style-name="ro1">
          <table:table-cell office:value-type="float" office:value="90.001528037769" calcext:value-type="float">
            <text:p>90.0015280378</text:p>
          </table:table-cell>
          <table:table-cell office:value-type="float" office:value="0.001528037769" calcext:value-type="float">
            <text:p>0.0015280378</text:p>
          </table:table-cell>
          <table:table-cell office:value-type="float" office:value="0.000870159989" calcext:value-type="float">
            <text:p>0.00087016</text:p>
          </table:table-cell>
        </table:table-row>
        <table:table-row table:style-name="ro1">
          <table:table-cell office:value-type="float" office:value="93.000583717767" calcext:value-type="float">
            <text:p>93.0005837178</text:p>
          </table:table-cell>
          <table:table-cell office:value-type="float" office:value="0.000583717767" calcext:value-type="float">
            <text:p>0.0005837178</text:p>
          </table:table-cell>
          <table:table-cell office:value-type="float" office:value="0.000843119992" calcext:value-type="float">
            <text:p>0.00084312</text:p>
          </table:table-cell>
        </table:table-row>
        <table:table-row table:style-name="ro1">
          <table:table-cell office:value-type="float" office:value="93.000892439991" calcext:value-type="float">
            <text:p>93.00089244</text:p>
          </table:table-cell>
          <table:table-cell office:value-type="float" office:value="0.000892439991" calcext:value-type="float">
            <text:p>0.00089244</text:p>
          </table:table-cell>
          <table:table-cell office:value-type="float" office:value="0.00091271999" calcext:value-type="float">
            <text:p>0.00091272</text:p>
          </table:table-cell>
        </table:table-row>
        <table:table-row table:style-name="ro1">
          <table:table-cell office:value-type="float" office:value="93.000938519989" calcext:value-type="float">
            <text:p>93.00093852</text:p>
          </table:table-cell>
          <table:table-cell office:value-type="float" office:value="0.000938519989" calcext:value-type="float">
            <text:p>0.00093852</text:p>
          </table:table-cell>
          <table:table-cell office:value-type="float" office:value="0.000982319988" calcext:value-type="float">
            <text:p>0.00098232</text:p>
          </table:table-cell>
        </table:table-row>
        <table:table-row table:style-name="ro1">
          <table:table-cell office:value-type="float" office:value="93.001187319985" calcext:value-type="float">
            <text:p>93.00118732</text:p>
          </table:table-cell>
          <table:table-cell office:value-type="float" office:value="0.001187319985" calcext:value-type="float">
            <text:p>0.00118732</text:p>
          </table:table-cell>
          <table:table-cell office:value-type="float" office:value="0.001051919986" calcext:value-type="float">
            <text:p>0.00105192</text:p>
          </table:table-cell>
        </table:table-row>
        <table:table-row table:style-name="ro1">
          <table:table-cell office:value-type="float" office:value="96.000632837766" calcext:value-type="float">
            <text:p>96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6.000653317765" calcext:value-type="float">
            <text:p>96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6.000849637764" calcext:value-type="float">
            <text:p>96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6.000947877764" calcext:value-type="float">
            <text:p>96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99.000632837766" calcext:value-type="float">
            <text:p>99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99.000653317765" calcext:value-type="float">
            <text:p>99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99.000849637764" calcext:value-type="float">
            <text:p>99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99.000947877764" calcext:value-type="float">
            <text:p>99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2.000632837766" calcext:value-type="float">
            <text:p>102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2.000653317765" calcext:value-type="float">
            <text:p>102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2.000849637764" calcext:value-type="float">
            <text:p>102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2.000947877764" calcext:value-type="float">
            <text:p>102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5.000632837766" calcext:value-type="float">
            <text:p>105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5.000653317765" calcext:value-type="float">
            <text:p>105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5.000849637764" calcext:value-type="float">
            <text:p>105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5.000947877764" calcext:value-type="float">
            <text:p>105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08.000632837766" calcext:value-type="float">
            <text:p>108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08.000653317765" calcext:value-type="float">
            <text:p>108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08.000849637764" calcext:value-type="float">
            <text:p>108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08.000947877764" calcext:value-type="float">
            <text:p>108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1.000632837766" calcext:value-type="float">
            <text:p>111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1.000653317765" calcext:value-type="float">
            <text:p>111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1.000849637764" calcext:value-type="float">
            <text:p>111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1.000947877764" calcext:value-type="float">
            <text:p>111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4.000632837766" calcext:value-type="float">
            <text:p>114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4.000653317765" calcext:value-type="float">
            <text:p>114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4.000849637764" calcext:value-type="float">
            <text:p>114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4.000947877764" calcext:value-type="float">
            <text:p>114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17.000632837766" calcext:value-type="float">
            <text:p>117.0006328378</text:p>
          </table:table-cell>
          <table:table-cell office:value-type="float" office:value="0.000632837766" calcext:value-type="float">
            <text:p>0.000632837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17.000653317765" calcext:value-type="float">
            <text:p>117.0006533178</text:p>
          </table:table-cell>
          <table:table-cell office:value-type="float" office:value="0.000653317765" calcext:value-type="float">
            <text:p>0.00065331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17.000849637764" calcext:value-type="float">
            <text:p>117.0008496378</text:p>
          </table:table-cell>
          <table:table-cell office:value-type="float" office:value="0.000849637764" calcext:value-type="float">
            <text:p>0.00084963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17.000947877764" calcext:value-type="float">
            <text:p>117.0009478778</text:p>
          </table:table-cell>
          <table:table-cell office:value-type="float" office:value="0.000947877764" calcext:value-type="float">
            <text:p>0.00094787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20.000771959993" calcext:value-type="float">
            <text:p>120.00077196</text:p>
          </table:table-cell>
          <table:table-cell office:value-type="float" office:value="0.000771959993" calcext:value-type="float">
            <text:p>0.00077196</text:p>
          </table:table-cell>
          <table:table-cell office:value-type="float" office:value="0.000791519992" calcext:value-type="float">
            <text:p>0.00079152</text:p>
          </table:table-cell>
        </table:table-row>
        <table:table-row table:style-name="ro1">
          <table:table-cell office:value-type="float" office:value="120.000792439992" calcext:value-type="float">
            <text:p>120.00079244</text:p>
          </table:table-cell>
          <table:table-cell office:value-type="float" office:value="0.000792439992" calcext:value-type="float">
            <text:p>0.00079244</text:p>
          </table:table-cell>
          <table:table-cell office:value-type="float" office:value="0.000811999991" calcext:value-type="float">
            <text:p>0.000812</text:p>
          </table:table-cell>
        </table:table-row>
        <table:table-row table:style-name="ro1">
          <table:table-cell office:value-type="float" office:value="120.001054437759" calcext:value-type="float">
            <text:p>120.0010544378</text:p>
          </table:table-cell>
          <table:table-cell office:value-type="float" office:value="0.001054437759" calcext:value-type="float">
            <text:p>0.0010544378</text:p>
          </table:table-cell>
          <table:table-cell office:value-type="float" office:value="0.000949599984" calcext:value-type="float">
            <text:p>0.0009496</text:p>
          </table:table-cell>
        </table:table-row>
        <table:table-row table:style-name="ro1">
          <table:table-cell office:value-type="float" office:value="120.001074917758" calcext:value-type="float">
            <text:p>120.0010749178</text:p>
          </table:table-cell>
          <table:table-cell office:value-type="float" office:value="0.001074917758" calcext:value-type="float">
            <text:p>0.0010749178</text:p>
          </table:table-cell>
          <table:table-cell office:value-type="float" office:value="0.000970079983" calcext:value-type="float">
            <text:p>0.00097008</text:p>
          </table:table-cell>
        </table:table-row>
        <table:table-row table:style-name="ro1">
          <table:table-cell office:value-type="float" office:value="123.000594999998" calcext:value-type="float">
            <text:p>123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749199994" calcext:value-type="float">
            <text:p>0.0007492</text:p>
          </table:table-cell>
        </table:table-row>
        <table:table-row table:style-name="ro1">
          <table:table-cell office:value-type="float" office:value="123.000664599996" calcext:value-type="float">
            <text:p>123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123.00097507776" calcext:value-type="float">
            <text:p>123.0009750778</text:p>
          </table:table-cell>
          <table:table-cell office:value-type="float" office:value="0.00097507776" calcext:value-type="float">
            <text:p>0.0009750778</text:p>
          </table:table-cell>
          <table:table-cell office:value-type="float" office:value="0.000839279991" calcext:value-type="float">
            <text:p>0.00083928</text:p>
          </table:table-cell>
        </table:table-row>
        <table:table-row table:style-name="ro1">
          <table:table-cell office:value-type="float" office:value="123.001169679983" calcext:value-type="float">
            <text:p>123.00116968</text:p>
          </table:table-cell>
          <table:table-cell office:value-type="float" office:value="0.001169679983" calcext:value-type="float">
            <text:p>0.00116968</text:p>
          </table:table-cell>
          <table:table-cell office:value-type="float" office:value="0.000908879989" calcext:value-type="float">
            <text:p>0.00090888</text:p>
          </table:table-cell>
        </table:table-row>
        <table:table-row table:style-name="ro1">
          <table:table-cell office:value-type="float" office:value="126.000596359992" calcext:value-type="float">
            <text:p>126.00059636</text:p>
          </table:table-cell>
          <table:table-cell office:value-type="float" office:value="0.000596359992" calcext:value-type="float">
            <text:p>0.00059636</text:p>
          </table:table-cell>
          <table:table-cell office:value-type="float" office:value="0.000752639996" calcext:value-type="float">
            <text:p>0.00075264</text:p>
          </table:table-cell>
        </table:table-row>
        <table:table-row table:style-name="ro1">
          <table:table-cell office:value-type="float" office:value="126.000724599995" calcext:value-type="float">
            <text:p>126.0007246</text:p>
          </table:table-cell>
          <table:table-cell office:value-type="float" office:value="0.000724599995" calcext:value-type="float">
            <text:p>0.0007246</text:p>
          </table:table-cell>
          <table:table-cell office:value-type="float" office:value="0.000822239994" calcext:value-type="float">
            <text:p>0.00082224</text:p>
          </table:table-cell>
        </table:table-row>
        <table:table-row table:style-name="ro1">
          <table:table-cell office:value-type="float" office:value="126.000745079994" calcext:value-type="float">
            <text:p>126.00074508</text:p>
          </table:table-cell>
          <table:table-cell office:value-type="float" office:value="0.000745079994" calcext:value-type="float">
            <text:p>0.00074508</text:p>
          </table:table-cell>
          <table:table-cell office:value-type="float" office:value="0.000891839992" calcext:value-type="float">
            <text:p>0.00089184</text:p>
          </table:table-cell>
        </table:table-row>
        <table:table-row table:style-name="ro1">
          <table:table-cell office:value-type="float" office:value="126.001238439985" calcext:value-type="float">
            <text:p>126.00123844</text:p>
          </table:table-cell>
          <table:table-cell office:value-type="float" office:value="0.001238439985" calcext:value-type="float">
            <text:p>0.00123844</text:p>
          </table:table-cell>
          <table:table-cell office:value-type="float" office:value="0.00096143999" calcext:value-type="float">
            <text:p>0.00096144</text:p>
          </table:table-cell>
        </table:table-row>
        <table:table-row table:style-name="ro1">
          <table:table-cell office:value-type="float" office:value="129.000594999998" calcext:value-type="float">
            <text:p>129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29.000664599996" calcext:value-type="float">
            <text:p>129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29.000975077617" calcext:value-type="float">
            <text:p>129.0009750776</text:p>
          </table:table-cell>
          <table:table-cell office:value-type="float" office:value="0.000975077617" calcext:value-type="float">
            <text:p>0.000975077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29.000995557616" calcext:value-type="float">
            <text:p>129.0009955576</text:p>
          </table:table-cell>
          <table:table-cell office:value-type="float" office:value="0.000995557616" calcext:value-type="float">
            <text:p>0.000995557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2.000594999998" calcext:value-type="float">
            <text:p>132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2.000664599996" calcext:value-type="float">
            <text:p>132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2.000975077137" calcext:value-type="float">
            <text:p>132.0009750771</text:p>
          </table:table-cell>
          <table:table-cell office:value-type="float" office:value="0.000975077137" calcext:value-type="float">
            <text:p>0.0009750771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2.000995557136" calcext:value-type="float">
            <text:p>132.0009955571</text:p>
          </table:table-cell>
          <table:table-cell office:value-type="float" office:value="0.000995557136" calcext:value-type="float">
            <text:p>0.0009955571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5.000594999998" calcext:value-type="float">
            <text:p>135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5.000664599996" calcext:value-type="float">
            <text:p>135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5.000975076599" calcext:value-type="float">
            <text:p>135.0009750766</text:p>
          </table:table-cell>
          <table:table-cell office:value-type="float" office:value="0.000975076599" calcext:value-type="float">
            <text:p>0.000975076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5.000995556598" calcext:value-type="float">
            <text:p>135.0009955566</text:p>
          </table:table-cell>
          <table:table-cell office:value-type="float" office:value="0.000995556598" calcext:value-type="float">
            <text:p>0.000995556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38.000594999998" calcext:value-type="float">
            <text:p>138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38.000664599996" calcext:value-type="float">
            <text:p>138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38.000975076045" calcext:value-type="float">
            <text:p>138.000975076</text:p>
          </table:table-cell>
          <table:table-cell office:value-type="float" office:value="0.000975076045" calcext:value-type="float">
            <text:p>0.000975076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38.000995556044" calcext:value-type="float">
            <text:p>138.000995556</text:p>
          </table:table-cell>
          <table:table-cell office:value-type="float" office:value="0.000995556044" calcext:value-type="float">
            <text:p>0.0009955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1.000594999998" calcext:value-type="float">
            <text:p>141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1.000664599996" calcext:value-type="float">
            <text:p>141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1.000975075538" calcext:value-type="float">
            <text:p>141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1.000995555537" calcext:value-type="float">
            <text:p>141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4.000594999998" calcext:value-type="float">
            <text:p>144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4.000664599996" calcext:value-type="float">
            <text:p>144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4.000975075538" calcext:value-type="float">
            <text:p>144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4.000995555537" calcext:value-type="float">
            <text:p>144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47.000594999998" calcext:value-type="float">
            <text:p>147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47.000664599996" calcext:value-type="float">
            <text:p>147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47.000975075538" calcext:value-type="float">
            <text:p>147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47.000995555537" calcext:value-type="float">
            <text:p>147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0.000594999998" calcext:value-type="float">
            <text:p>150.000595</text:p>
          </table:table-cell>
          <table:table-cell office:value-type="float" office:value="0.000594999998" calcext:value-type="float">
            <text:p>0.00059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0.000664599996" calcext:value-type="float">
            <text:p>150.0006646</text:p>
          </table:table-cell>
          <table:table-cell office:value-type="float" office:value="0.000664599996" calcext:value-type="float">
            <text:p>0.000664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0.000975075538" calcext:value-type="float">
            <text:p>150.0009750755</text:p>
          </table:table-cell>
          <table:table-cell office:value-type="float" office:value="0.000975075538" calcext:value-type="float">
            <text:p>0.00097507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0.000995555537" calcext:value-type="float">
            <text:p>150.0009955555</text:p>
          </table:table-cell>
          <table:table-cell office:value-type="float" office:value="0.000995555537" calcext:value-type="float">
            <text:p>0.00099555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53.000632835544" calcext:value-type="float">
            <text:p>153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81279994" calcext:value-type="float">
            <text:p>0.00058128</text:p>
          </table:table-cell>
        </table:table-row>
        <table:table-row table:style-name="ro1">
          <table:table-cell office:value-type="float" office:value="153.000653315543" calcext:value-type="float">
            <text:p>153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711679994" calcext:value-type="float">
            <text:p>0.00071168</text:p>
          </table:table-cell>
        </table:table-row>
        <table:table-row table:style-name="ro1">
          <table:table-cell office:value-type="float" office:value="153.000849799991" calcext:value-type="float">
            <text:p>153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921999992" calcext:value-type="float">
            <text:p>0.000922</text:p>
          </table:table-cell>
        </table:table-row>
        <table:table-row table:style-name="ro1">
          <table:table-cell office:value-type="float" office:value="153.002162995535" calcext:value-type="float">
            <text:p>153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1096319988" calcext:value-type="float">
            <text:p>0.00109632</text:p>
          </table:table-cell>
        </table:table-row>
        <table:table-row table:style-name="ro1">
          <table:table-cell office:value-type="float" office:value="156.000583715545" calcext:value-type="float">
            <text:p>156.0005837155</text:p>
          </table:table-cell>
          <table:table-cell office:value-type="float" office:value="0.000583715545" calcext:value-type="float">
            <text:p>0.0005837155</text:p>
          </table:table-cell>
          <table:table-cell office:value-type="float" office:value="0.000749199994" calcext:value-type="float">
            <text:p>0.0007492</text:p>
          </table:table-cell>
        </table:table-row>
        <table:table-row table:style-name="ro1">
          <table:table-cell office:value-type="float" office:value="156.00089899999" calcext:value-type="float">
            <text:p>156.000899</text:p>
          </table:table-cell>
          <table:table-cell office:value-type="float" office:value="0.00089899999" calcext:value-type="float">
            <text:p>0.000899</text:p>
          </table:table-cell>
          <table:table-cell office:value-type="float" office:value="0.000769679993" calcext:value-type="float">
            <text:p>0.00076968</text:p>
          </table:table-cell>
        </table:table-row>
        <table:table-row table:style-name="ro1">
          <table:table-cell office:value-type="float" office:value="156.000919479989" calcext:value-type="float">
            <text:p>156.00091948</text:p>
          </table:table-cell>
          <table:table-cell office:value-type="float" office:value="0.000919479989" calcext:value-type="float">
            <text:p>0.00091948</text:p>
          </table:table-cell>
          <table:table-cell office:value-type="float" office:value="0.00088839999" calcext:value-type="float">
            <text:p>0.0008884</text:p>
          </table:table-cell>
        </table:table-row>
        <table:table-row table:style-name="ro1">
          <table:table-cell office:value-type="float" office:value="156.002156515536" calcext:value-type="float">
            <text:p>156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0908879989" calcext:value-type="float">
            <text:p>0.00090888</text:p>
          </table:table-cell>
        </table:table-row>
        <table:table-row table:style-name="ro1">
          <table:table-cell office:value-type="float" office:value="159.000632835544" calcext:value-type="float">
            <text:p>159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59.000653315543" calcext:value-type="float">
            <text:p>159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59.000849799991" calcext:value-type="float">
            <text:p>159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59.002162995535" calcext:value-type="float">
            <text:p>159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2.000632835544" calcext:value-type="float">
            <text:p>162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2.000653315543" calcext:value-type="float">
            <text:p>162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2.000849799991" calcext:value-type="float">
            <text:p>162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2.002162995535" calcext:value-type="float">
            <text:p>162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5.000632835544" calcext:value-type="float">
            <text:p>165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5.000653315543" calcext:value-type="float">
            <text:p>165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5.000849799991" calcext:value-type="float">
            <text:p>165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5.002162995535" calcext:value-type="float">
            <text:p>165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68.000632835544" calcext:value-type="float">
            <text:p>168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68.000653315543" calcext:value-type="float">
            <text:p>168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68.000849799991" calcext:value-type="float">
            <text:p>168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68.002162995535" calcext:value-type="float">
            <text:p>168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1.000632835544" calcext:value-type="float">
            <text:p>171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1.000653315543" calcext:value-type="float">
            <text:p>171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1.000849799991" calcext:value-type="float">
            <text:p>171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1.002162995535" calcext:value-type="float">
            <text:p>171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4.000632835544" calcext:value-type="float">
            <text:p>174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4.000653315543" calcext:value-type="float">
            <text:p>174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4.000849799991" calcext:value-type="float">
            <text:p>174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4.002162995535" calcext:value-type="float">
            <text:p>174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77.000632835544" calcext:value-type="float">
            <text:p>177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77.000653315543" calcext:value-type="float">
            <text:p>177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77.000849799991" calcext:value-type="float">
            <text:p>177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77.002162995535" calcext:value-type="float">
            <text:p>177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0.000632835544" calcext:value-type="float">
            <text:p>180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0.000653315543" calcext:value-type="float">
            <text:p>180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0.000849799991" calcext:value-type="float">
            <text:p>180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80.001710435541" calcext:value-type="float">
            <text:p>180.0017104355</text:p>
          </table:table-cell>
          <table:table-cell office:value-type="float" office:value="0.001710435541" calcext:value-type="float">
            <text:p>0.00171043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83.000806599992" calcext:value-type="float">
            <text:p>183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3.000966119987" calcext:value-type="float">
            <text:p>183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822159993" calcext:value-type="float">
            <text:p>0.00082216</text:p>
          </table:table-cell>
        </table:table-row>
        <table:table-row table:style-name="ro1">
          <table:table-cell office:value-type="float" office:value="183.001203235539" calcext:value-type="float">
            <text:p>183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891759991" calcext:value-type="float">
            <text:p>0.00089176</text:p>
          </table:table-cell>
        </table:table-row>
        <table:table-row table:style-name="ro1">
          <table:table-cell office:value-type="float" office:value="183.001223715538" calcext:value-type="float">
            <text:p>183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975359987" calcext:value-type="float">
            <text:p>0.00097536</text:p>
          </table:table-cell>
        </table:table-row>
        <table:table-row table:style-name="ro1">
          <table:table-cell office:value-type="float" office:value="186.000806599992" calcext:value-type="float">
            <text:p>186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662559995" calcext:value-type="float">
            <text:p>0.00066256</text:p>
          </table:table-cell>
        </table:table-row>
        <table:table-row table:style-name="ro1">
          <table:table-cell office:value-type="float" office:value="186.000947875542" calcext:value-type="float">
            <text:p>186.0009478755</text:p>
          </table:table-cell>
          <table:table-cell office:value-type="float" office:value="0.000947875542" calcext:value-type="float">
            <text:p>0.0009478755</text:p>
          </table:table-cell>
          <table:table-cell office:value-type="float" office:value="0.000732159993" calcext:value-type="float">
            <text:p>0.00073216</text:p>
          </table:table-cell>
        </table:table-row>
        <table:table-row table:style-name="ro1">
          <table:table-cell office:value-type="float" office:value="186.001163155535" calcext:value-type="float">
            <text:p>186.0011631555</text:p>
          </table:table-cell>
          <table:table-cell office:value-type="float" office:value="0.001163155535" calcext:value-type="float">
            <text:p>0.0011631555</text:p>
          </table:table-cell>
          <table:table-cell office:value-type="float" office:value="0.000851279991" calcext:value-type="float">
            <text:p>0.00085128</text:p>
          </table:table-cell>
        </table:table-row>
        <table:table-row table:style-name="ro1">
          <table:table-cell office:value-type="float" office:value="186.001232755533" calcext:value-type="float">
            <text:p>186.0012327555</text:p>
          </table:table-cell>
          <table:table-cell office:value-type="float" office:value="0.001232755533" calcext:value-type="float">
            <text:p>0.0012327555</text:p>
          </table:table-cell>
          <table:table-cell office:value-type="float" office:value="0.000920879989" calcext:value-type="float">
            <text:p>0.00092088</text:p>
          </table:table-cell>
        </table:table-row>
        <table:table-row table:style-name="ro1">
          <table:table-cell office:value-type="float" office:value="189.000813239991" calcext:value-type="float">
            <text:p>189.00081324</text:p>
          </table:table-cell>
          <table:table-cell office:value-type="float" office:value="0.000813239991" calcext:value-type="float">
            <text:p>0.0008132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89.000918439992" calcext:value-type="float">
            <text:p>189.00091844</text:p>
          </table:table-cell>
          <table:table-cell office:value-type="float" office:value="0.000918439992" calcext:value-type="float">
            <text:p>0.00091844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89.001002999989" calcext:value-type="float">
            <text:p>189.001003</text:p>
          </table:table-cell>
          <table:table-cell office:value-type="float" office:value="0.001002999989" calcext:value-type="float">
            <text:p>0.001003</text:p>
          </table:table-cell>
          <table:table-cell office:value-type="float" office:value="0.000672159997" calcext:value-type="float">
            <text:p>0.00067216</text:p>
          </table:table-cell>
        </table:table-row>
        <table:table-row table:style-name="ro1">
          <table:table-cell office:value-type="float" office:value="189.001178839986" calcext:value-type="float">
            <text:p>189.00117884</text:p>
          </table:table-cell>
          <table:table-cell office:value-type="float" office:value="0.001178839986" calcext:value-type="float">
            <text:p>0.00117884</text:p>
          </table:table-cell>
          <table:table-cell office:value-type="float" office:value="0.000741759995" calcext:value-type="float">
            <text:p>0.00074176</text:p>
          </table:table-cell>
        </table:table-row>
        <table:table-row table:style-name="ro1">
          <table:table-cell office:value-type="float" office:value="192.000806599992" calcext:value-type="float">
            <text:p>192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2.000966119987" calcext:value-type="float">
            <text:p>192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2.001203235539" calcext:value-type="float">
            <text:p>192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2.001223715538" calcext:value-type="float">
            <text:p>192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5.000806599992" calcext:value-type="float">
            <text:p>195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5.000966119987" calcext:value-type="float">
            <text:p>195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5.001203235539" calcext:value-type="float">
            <text:p>195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5.001223715538" calcext:value-type="float">
            <text:p>195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198.000806599992" calcext:value-type="float">
            <text:p>198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198.000966119987" calcext:value-type="float">
            <text:p>198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198.001203235539" calcext:value-type="float">
            <text:p>198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198.001223715538" calcext:value-type="float">
            <text:p>198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1.000806599992" calcext:value-type="float">
            <text:p>201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1.000966119987" calcext:value-type="float">
            <text:p>201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1.001203235539" calcext:value-type="float">
            <text:p>201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1.001223715538" calcext:value-type="float">
            <text:p>201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4.000806599992" calcext:value-type="float">
            <text:p>204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4.000966119987" calcext:value-type="float">
            <text:p>204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4.001203235539" calcext:value-type="float">
            <text:p>204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4.001223715538" calcext:value-type="float">
            <text:p>204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07.000806599992" calcext:value-type="float">
            <text:p>207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07.000966119987" calcext:value-type="float">
            <text:p>207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07.001203235539" calcext:value-type="float">
            <text:p>207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07.001223715538" calcext:value-type="float">
            <text:p>207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0.000806599992" calcext:value-type="float">
            <text:p>210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0.000966119987" calcext:value-type="float">
            <text:p>210.00096612</text:p>
          </table:table-cell>
          <table:table-cell office:value-type="float" office:value="0.000966119987" calcext:value-type="float">
            <text:p>0.0009661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0.001203235539" calcext:value-type="float">
            <text:p>210.0012032355</text:p>
          </table:table-cell>
          <table:table-cell office:value-type="float" office:value="0.001203235539" calcext:value-type="float">
            <text:p>0.00120323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0.001223715538" calcext:value-type="float">
            <text:p>210.0012237155</text:p>
          </table:table-cell>
          <table:table-cell office:value-type="float" office:value="0.001223715538" calcext:value-type="float">
            <text:p>0.0012237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3.000632835544" calcext:value-type="float">
            <text:p>213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3.000653315543" calcext:value-type="float">
            <text:p>213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3.000849799991" calcext:value-type="float">
            <text:p>213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13.002162995535" calcext:value-type="float">
            <text:p>213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16.000632835544" calcext:value-type="float">
            <text:p>216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678239996" calcext:value-type="float">
            <text:p>0.00067824</text:p>
          </table:table-cell>
        </table:table-row>
        <table:table-row table:style-name="ro1">
          <table:table-cell office:value-type="float" office:value="216.000653315543" calcext:value-type="float">
            <text:p>216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110767999" calcext:value-type="float">
            <text:p>0.00110768</text:p>
          </table:table-cell>
        </table:table-row>
        <table:table-row table:style-name="ro1">
          <table:table-cell office:value-type="float" office:value="216.000849799991" calcext:value-type="float">
            <text:p>216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1128159989" calcext:value-type="float">
            <text:p>0.00112816</text:p>
          </table:table-cell>
        </table:table-row>
        <table:table-row table:style-name="ro1">
          <table:table-cell office:value-type="float" office:value="216.002162995535" calcext:value-type="float">
            <text:p>216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1197759987" calcext:value-type="float">
            <text:p>0.00119776</text:p>
          </table:table-cell>
        </table:table-row>
        <table:table-row table:style-name="ro1">
          <table:table-cell office:value-type="float" office:value="219.000583715545" calcext:value-type="float">
            <text:p>219.0005837155</text:p>
          </table:table-cell>
          <table:table-cell office:value-type="float" office:value="0.000583715545" calcext:value-type="float">
            <text:p>0.00058371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19.00089899999" calcext:value-type="float">
            <text:p>219.000899</text:p>
          </table:table-cell>
          <table:table-cell office:value-type="float" office:value="0.00089899999" calcext:value-type="float">
            <text:p>0.00089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19.000919479989" calcext:value-type="float">
            <text:p>219.00091948</text:p>
          </table:table-cell>
          <table:table-cell office:value-type="float" office:value="0.000919479989" calcext:value-type="float">
            <text:p>0.00091948</text:p>
          </table:table-cell>
          <table:table-cell office:value-type="float" office:value="0.000798319993" calcext:value-type="float">
            <text:p>0.00079832</text:p>
          </table:table-cell>
        </table:table-row>
        <table:table-row table:style-name="ro1">
          <table:table-cell office:value-type="float" office:value="219.002156515536" calcext:value-type="float">
            <text:p>219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0867919991" calcext:value-type="float">
            <text:p>0.00086792</text:p>
          </table:table-cell>
        </table:table-row>
        <table:table-row table:style-name="ro1">
          <table:table-cell office:value-type="float" office:value="222.000632835544" calcext:value-type="float">
            <text:p>222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2.000653315543" calcext:value-type="float">
            <text:p>222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2.000849799991" calcext:value-type="float">
            <text:p>222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2.002162995535" calcext:value-type="float">
            <text:p>222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5.000632835544" calcext:value-type="float">
            <text:p>225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5.000653315543" calcext:value-type="float">
            <text:p>225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5.000849799991" calcext:value-type="float">
            <text:p>225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5.002162995535" calcext:value-type="float">
            <text:p>225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28.000632835544" calcext:value-type="float">
            <text:p>228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28.000653315543" calcext:value-type="float">
            <text:p>228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28.000849799991" calcext:value-type="float">
            <text:p>228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28.002162995535" calcext:value-type="float">
            <text:p>228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1.000632835544" calcext:value-type="float">
            <text:p>231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1.000653315543" calcext:value-type="float">
            <text:p>231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1.000849799991" calcext:value-type="float">
            <text:p>231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1.002162995535" calcext:value-type="float">
            <text:p>231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4.000632835544" calcext:value-type="float">
            <text:p>234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4.000653315543" calcext:value-type="float">
            <text:p>234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4.000849799991" calcext:value-type="float">
            <text:p>234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4.002162995535" calcext:value-type="float">
            <text:p>234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37.000632835544" calcext:value-type="float">
            <text:p>237.0006328355</text:p>
          </table:table-cell>
          <table:table-cell office:value-type="float" office:value="0.000632835544" calcext:value-type="float">
            <text:p>0.0006328355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37.000653315543" calcext:value-type="float">
            <text:p>237.0006533155</text:p>
          </table:table-cell>
          <table:table-cell office:value-type="float" office:value="0.000653315543" calcext:value-type="float">
            <text:p>0.00065331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37.000849799991" calcext:value-type="float">
            <text:p>237.0008498</text:p>
          </table:table-cell>
          <table:table-cell office:value-type="float" office:value="0.000849799991" calcext:value-type="float">
            <text:p>0.000849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37.002162995535" calcext:value-type="float">
            <text:p>237.0021629955</text:p>
          </table:table-cell>
          <table:table-cell office:value-type="float" office:value="0.002162995535" calcext:value-type="float">
            <text:p>0.00216299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40.000545879999" calcext:value-type="float">
            <text:p>240.00054588</text:p>
          </table:table-cell>
          <table:table-cell office:value-type="float" office:value="0.000545879999" calcext:value-type="float">
            <text:p>0.00054588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0.000615479997" calcext:value-type="float">
            <text:p>240.00061548</text:p>
          </table:table-cell>
          <table:table-cell office:value-type="float" office:value="0.000615479997" calcext:value-type="float">
            <text:p>0.000615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40.00085643999" calcext:value-type="float">
            <text:p>240.00085644</text:p>
          </table:table-cell>
          <table:table-cell office:value-type="float" office:value="0.00085643999" calcext:value-type="float">
            <text:p>0.00085644</text:p>
          </table:table-cell>
          <table:table-cell office:value-type="float" office:value="0.000676799994" calcext:value-type="float">
            <text:p>0.0006768</text:p>
          </table:table-cell>
        </table:table-row>
        <table:table-row table:style-name="ro1">
          <table:table-cell office:value-type="float" office:value="240.00203347553" calcext:value-type="float">
            <text:p>240.0020334755</text:p>
          </table:table-cell>
          <table:table-cell office:value-type="float" office:value="0.00203347553" calcext:value-type="float">
            <text:p>0.0020334755</text:p>
          </table:table-cell>
          <table:table-cell office:value-type="float" office:value="0.000753119991" calcext:value-type="float">
            <text:p>0.00075312</text:p>
          </table:table-cell>
        </table:table-row>
        <table:table-row table:style-name="ro1">
          <table:table-cell office:value-type="float" office:value="243.000938279989" calcext:value-type="float">
            <text:p>243.00093828</text:p>
          </table:table-cell>
          <table:table-cell office:value-type="float" office:value="0.000938279989" calcext:value-type="float">
            <text:p>0.00093828</text:p>
          </table:table-cell>
          <table:table-cell office:value-type="float" office:value="0.000581599998" calcext:value-type="float">
            <text:p>0.0005816</text:p>
          </table:table-cell>
        </table:table-row>
        <table:table-row table:style-name="ro1">
          <table:table-cell office:value-type="float" office:value="243.001042035535" calcext:value-type="float">
            <text:p>243.0010420355</text:p>
          </table:table-cell>
          <table:table-cell office:value-type="float" office:value="0.001042035535" calcext:value-type="float">
            <text:p>0.0010420355</text:p>
          </table:table-cell>
          <table:table-cell office:value-type="float" office:value="0.000651199996" calcext:value-type="float">
            <text:p>0.0006512</text:p>
          </table:table-cell>
        </table:table-row>
        <table:table-row table:style-name="ro1">
          <table:table-cell office:value-type="float" office:value="243.001266995531" calcext:value-type="float">
            <text:p>243.0012669955</text:p>
          </table:table-cell>
          <table:table-cell office:value-type="float" office:value="0.001266995531" calcext:value-type="float">
            <text:p>0.0012669955</text:p>
          </table:table-cell>
          <table:table-cell office:value-type="float" office:value="0.000720799994" calcext:value-type="float">
            <text:p>0.0007208</text:p>
          </table:table-cell>
        </table:table-row>
        <table:table-row table:style-name="ro1">
          <table:table-cell office:value-type="float" office:value="243.002156515536" calcext:value-type="float">
            <text:p>243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0790399992" calcext:value-type="float">
            <text:p>0.0007904</text:p>
          </table:table-cell>
        </table:table-row>
        <table:table-row table:style-name="ro1">
          <table:table-cell office:value-type="float" office:value="246.000806599992" calcext:value-type="float">
            <text:p>246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46.001048675534" calcext:value-type="float">
            <text:p>246.0010486755</text:p>
          </table:table-cell>
          <table:table-cell office:value-type="float" office:value="0.001048675534" calcext:value-type="float">
            <text:p>0.0010486755</text:p>
          </table:table-cell>
          <table:table-cell office:value-type="float" office:value="0.000822239993" calcext:value-type="float">
            <text:p>0.00082224</text:p>
          </table:table-cell>
        </table:table-row>
        <table:table-row table:style-name="ro1">
          <table:table-cell office:value-type="float" office:value="246.001175395532" calcext:value-type="float">
            <text:p>246.0011753955</text:p>
          </table:table-cell>
          <table:table-cell office:value-type="float" office:value="0.001175395532" calcext:value-type="float">
            <text:p>0.0011753955</text:p>
          </table:table-cell>
          <table:table-cell office:value-type="float" office:value="0.000891839991" calcext:value-type="float">
            <text:p>0.00089184</text:p>
          </table:table-cell>
        </table:table-row>
        <table:table-row table:style-name="ro1">
          <table:table-cell office:value-type="float" office:value="246.002156515536" calcext:value-type="float">
            <text:p>246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0975439987" calcext:value-type="float">
            <text:p>0.00097544</text:p>
          </table:table-cell>
        </table:table-row>
        <table:table-row table:style-name="ro1">
          <table:table-cell office:value-type="float" office:value="249.000806599992" calcext:value-type="float">
            <text:p>249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776159993" calcext:value-type="float">
            <text:p>0.00077616</text:p>
          </table:table-cell>
        </table:table-row>
        <table:table-row table:style-name="ro1">
          <table:table-cell office:value-type="float" office:value="249.001154915533" calcext:value-type="float">
            <text:p>249.0011549155</text:p>
          </table:table-cell>
          <table:table-cell office:value-type="float" office:value="0.001154915533" calcext:value-type="float">
            <text:p>0.0011549155</text:p>
          </table:table-cell>
          <table:table-cell office:value-type="float" office:value="0.000845759991" calcext:value-type="float">
            <text:p>0.00084576</text:p>
          </table:table-cell>
        </table:table-row>
        <table:table-row table:style-name="ro1">
          <table:table-cell office:value-type="float" office:value="249.00127363553" calcext:value-type="float">
            <text:p>249.0012736355</text:p>
          </table:table-cell>
          <table:table-cell office:value-type="float" office:value="0.00127363553" calcext:value-type="float">
            <text:p>0.0012736355</text:p>
          </table:table-cell>
          <table:table-cell office:value-type="float" office:value="0.000915359989" calcext:value-type="float">
            <text:p>0.00091536</text:p>
          </table:table-cell>
        </table:table-row>
        <table:table-row table:style-name="ro1">
          <table:table-cell office:value-type="float" office:value="249.002156435536" calcext:value-type="float">
            <text:p>249.0021564355</text:p>
          </table:table-cell>
          <table:table-cell office:value-type="float" office:value="0.002156435536" calcext:value-type="float">
            <text:p>0.0021564355</text:p>
          </table:table-cell>
          <table:table-cell office:value-type="float" office:value="0.000984959987" calcext:value-type="float">
            <text:p>0.00098496</text:p>
          </table:table-cell>
        </table:table-row>
        <table:table-row table:style-name="ro1">
          <table:table-cell office:value-type="float" office:value="252.000813239991" calcext:value-type="float">
            <text:p>252.00081324</text:p>
          </table:table-cell>
          <table:table-cell office:value-type="float" office:value="0.000813239991" calcext:value-type="float">
            <text:p>0.0008132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2.000899879985" calcext:value-type="float">
            <text:p>252.00089988</text:p>
          </table:table-cell>
          <table:table-cell office:value-type="float" office:value="0.000899879985" calcext:value-type="float">
            <text:p>0.0008998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2.00121083998" calcext:value-type="float">
            <text:p>252.00121084</text:p>
          </table:table-cell>
          <table:table-cell office:value-type="float" office:value="0.00121083998" calcext:value-type="float">
            <text:p>0.00121084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2.002160875529" calcext:value-type="float">
            <text:p>252.0021608755</text:p>
          </table:table-cell>
          <table:table-cell office:value-type="float" office:value="0.002160875529" calcext:value-type="float">
            <text:p>0.00216087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5.000806599992" calcext:value-type="float">
            <text:p>255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5.001048675534" calcext:value-type="float">
            <text:p>255.0010486755</text:p>
          </table:table-cell>
          <table:table-cell office:value-type="float" office:value="0.001048675534" calcext:value-type="float">
            <text:p>0.0010486755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5.001175395532" calcext:value-type="float">
            <text:p>255.0011753955</text:p>
          </table:table-cell>
          <table:table-cell office:value-type="float" office:value="0.001175395532" calcext:value-type="float">
            <text:p>0.0011753955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5.002156515536" calcext:value-type="float">
            <text:p>255.0021565155</text:p>
          </table:table-cell>
          <table:table-cell office:value-type="float" office:value="0.002156515536" calcext:value-type="float">
            <text:p>0.0021565155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58.000806599992" calcext:value-type="float">
            <text:p>258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58.001048674129" calcext:value-type="float">
            <text:p>258.0010486741</text:p>
          </table:table-cell>
          <table:table-cell office:value-type="float" office:value="0.001048674129" calcext:value-type="float">
            <text:p>0.0010486741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58.001175394127" calcext:value-type="float">
            <text:p>258.0011753941</text:p>
          </table:table-cell>
          <table:table-cell office:value-type="float" office:value="0.001175394127" calcext:value-type="float">
            <text:p>0.0011753941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58.00215651413" calcext:value-type="float">
            <text:p>258.0021565141</text:p>
          </table:table-cell>
          <table:table-cell office:value-type="float" office:value="0.00215651413" calcext:value-type="float">
            <text:p>0.0021565141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1.000806599992" calcext:value-type="float">
            <text:p>261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1.001048672021" calcext:value-type="float">
            <text:p>261.001048672</text:p>
          </table:table-cell>
          <table:table-cell office:value-type="float" office:value="0.001048672021" calcext:value-type="float">
            <text:p>0.001048672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1.001175392019" calcext:value-type="float">
            <text:p>261.001175392</text:p>
          </table:table-cell>
          <table:table-cell office:value-type="float" office:value="0.001175392019" calcext:value-type="float">
            <text:p>0.001175392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1.002156512023" calcext:value-type="float">
            <text:p>261.002156512</text:p>
          </table:table-cell>
          <table:table-cell office:value-type="float" office:value="0.002156512023" calcext:value-type="float">
            <text:p>0.002156512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4.000806599992" calcext:value-type="float">
            <text:p>264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4.001048669914" calcext:value-type="float">
            <text:p>264.0010486699</text:p>
          </table:table-cell>
          <table:table-cell office:value-type="float" office:value="0.001048669914" calcext:value-type="float">
            <text:p>0.0010486699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4.001175389912" calcext:value-type="float">
            <text:p>264.0011753899</text:p>
          </table:table-cell>
          <table:table-cell office:value-type="float" office:value="0.001175389912" calcext:value-type="float">
            <text:p>0.0011753899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4.002156509915" calcext:value-type="float">
            <text:p>264.0021565099</text:p>
          </table:table-cell>
          <table:table-cell office:value-type="float" office:value="0.002156509915" calcext:value-type="float">
            <text:p>0.0021565099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67.000806599992" calcext:value-type="float">
            <text:p>267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67.001048667806" calcext:value-type="float">
            <text:p>267.0010486678</text:p>
          </table:table-cell>
          <table:table-cell office:value-type="float" office:value="0.001048667806" calcext:value-type="float">
            <text:p>0.001048667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67.001175387804" calcext:value-type="float">
            <text:p>267.0011753878</text:p>
          </table:table-cell>
          <table:table-cell office:value-type="float" office:value="0.001175387804" calcext:value-type="float">
            <text:p>0.001175387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67.002156507808" calcext:value-type="float">
            <text:p>267.0021565078</text:p>
          </table:table-cell>
          <table:table-cell office:value-type="float" office:value="0.002156507808" calcext:value-type="float">
            <text:p>0.0021565078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0.000806599992" calcext:value-type="float">
            <text:p>270.0008066</text:p>
          </table:table-cell>
          <table:table-cell office:value-type="float" office:value="0.000806599992" calcext:value-type="float">
            <text:p>0.0008066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0.001048665699" calcext:value-type="float">
            <text:p>270.0010486657</text:p>
          </table:table-cell>
          <table:table-cell office:value-type="float" office:value="0.001048665699" calcext:value-type="float">
            <text:p>0.0010486657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0.001175385697" calcext:value-type="float">
            <text:p>270.0011753857</text:p>
          </table:table-cell>
          <table:table-cell office:value-type="float" office:value="0.001175385697" calcext:value-type="float">
            <text:p>0.0011753857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0.001694839964" calcext:value-type="float">
            <text:p>270.00169484</text:p>
          </table:table-cell>
          <table:table-cell office:value-type="float" office:value="0.001694839964" calcext:value-type="float">
            <text:p>0.00169484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3.00070883999" calcext:value-type="float">
            <text:p>273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3.00108859998" calcext:value-type="float">
            <text:p>273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3.001109079979" calcext:value-type="float">
            <text:p>273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3.001129559978" calcext:value-type="float">
            <text:p>273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6.00070883999" calcext:value-type="float">
            <text:p>276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76.00108859998" calcext:value-type="float">
            <text:p>276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76.001109079979" calcext:value-type="float">
            <text:p>276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76.001129559978" calcext:value-type="float">
            <text:p>276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79.00070883999" calcext:value-type="float">
            <text:p>279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655919996" calcext:value-type="float">
            <text:p>0.00065592</text:p>
          </table:table-cell>
        </table:table-row>
        <table:table-row table:style-name="ro1">
          <table:table-cell office:value-type="float" office:value="279.00108859998" calcext:value-type="float">
            <text:p>279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88735999" calcext:value-type="float">
            <text:p>0.00088736</text:p>
          </table:table-cell>
        </table:table-row>
        <table:table-row table:style-name="ro1">
          <table:table-cell office:value-type="float" office:value="279.001109079979" calcext:value-type="float">
            <text:p>279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1114159986" calcext:value-type="float">
            <text:p>0.00111416</text:p>
          </table:table-cell>
        </table:table-row>
        <table:table-row table:style-name="ro1">
          <table:table-cell office:value-type="float" office:value="279.001129559978" calcext:value-type="float">
            <text:p>279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1134639985" calcext:value-type="float">
            <text:p>0.00113464</text:p>
          </table:table-cell>
        </table:table-row>
        <table:table-row table:style-name="ro1">
          <table:table-cell office:value-type="float" office:value="282.000642119991" calcext:value-type="float">
            <text:p>282.00064212</text:p>
          </table:table-cell>
          <table:table-cell office:value-type="float" office:value="0.000642119991" calcext:value-type="float">
            <text:p>0.00064212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2.001176479982" calcext:value-type="float">
            <text:p>282.00117648</text:p>
          </table:table-cell>
          <table:table-cell office:value-type="float" office:value="0.001176479982" calcext:value-type="float">
            <text:p>0.00117648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2.00124607998" calcext:value-type="float">
            <text:p>282.00124608</text:p>
          </table:table-cell>
          <table:table-cell office:value-type="float" office:value="0.00124607998" calcext:value-type="float">
            <text:p>0.001246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2.001315679978" calcext:value-type="float">
            <text:p>282.00131568</text:p>
          </table:table-cell>
          <table:table-cell office:value-type="float" office:value="0.001315679978" calcext:value-type="float">
            <text:p>0.00131568</text:p>
          </table:table-cell>
          <table:table-cell office:value-type="float" office:value="0.000847439992" calcext:value-type="float">
            <text:p>0.00084744</text:p>
          </table:table-cell>
        </table:table-row>
        <table:table-row table:style-name="ro1">
          <table:table-cell office:value-type="float" office:value="285.00070883999" calcext:value-type="float">
            <text:p>285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5.00108859998" calcext:value-type="float">
            <text:p>285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5.001109079979" calcext:value-type="float">
            <text:p>285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5.001129559978" calcext:value-type="float">
            <text:p>285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88.00070883999" calcext:value-type="float">
            <text:p>288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88.00108859998" calcext:value-type="float">
            <text:p>288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88.001109079979" calcext:value-type="float">
            <text:p>288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88.001129559978" calcext:value-type="float">
            <text:p>288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1.00070883999" calcext:value-type="float">
            <text:p>291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1.00108859998" calcext:value-type="float">
            <text:p>291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1.001109079979" calcext:value-type="float">
            <text:p>291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1.001129559978" calcext:value-type="float">
            <text:p>291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4.00070883999" calcext:value-type="float">
            <text:p>294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4.00108859998" calcext:value-type="float">
            <text:p>294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4.001109079979" calcext:value-type="float">
            <text:p>294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4.001129559978" calcext:value-type="float">
            <text:p>294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297.00070883999" calcext:value-type="float">
            <text:p>297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297.00108859998" calcext:value-type="float">
            <text:p>297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297.001109079979" calcext:value-type="float">
            <text:p>297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297.001129559978" calcext:value-type="float">
            <text:p>297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  <table:table-row table:style-name="ro1">
          <table:table-cell office:value-type="float" office:value="300.00070883999" calcext:value-type="float">
            <text:p>300.00070884</text:p>
          </table:table-cell>
          <table:table-cell office:value-type="float" office:value="0.00070883999" calcext:value-type="float">
            <text:p>0.00070884</text:p>
          </table:table-cell>
          <table:table-cell office:value-type="float" office:value="0.000530879999" calcext:value-type="float">
            <text:p>0.00053088</text:p>
          </table:table-cell>
        </table:table-row>
        <table:table-row table:style-name="ro1">
          <table:table-cell office:value-type="float" office:value="300.00108859998" calcext:value-type="float">
            <text:p>300.0010886</text:p>
          </table:table-cell>
          <table:table-cell office:value-type="float" office:value="0.00108859998" calcext:value-type="float">
            <text:p>0.0010886</text:p>
          </table:table-cell>
          <table:table-cell office:value-type="float" office:value="0.000600479997" calcext:value-type="float">
            <text:p>0.00060048</text:p>
          </table:table-cell>
        </table:table-row>
        <table:table-row table:style-name="ro1">
          <table:table-cell office:value-type="float" office:value="300.001109079979" calcext:value-type="float">
            <text:p>300.00110908</text:p>
          </table:table-cell>
          <table:table-cell office:value-type="float" office:value="0.001109079979" calcext:value-type="float">
            <text:p>0.00110908</text:p>
          </table:table-cell>
          <table:table-cell office:value-type="float" office:value="0.000670079995" calcext:value-type="float">
            <text:p>0.00067008</text:p>
          </table:table-cell>
        </table:table-row>
        <table:table-row table:style-name="ro1">
          <table:table-cell office:value-type="float" office:value="300.001129559978" calcext:value-type="float">
            <text:p>300.00112956</text:p>
          </table:table-cell>
          <table:table-cell office:value-type="float" office:value="0.001129559978" calcext:value-type="float">
            <text:p>0.00112956</text:p>
          </table:table-cell>
          <table:table-cell office:value-type="float" office:value="0.000739679993" calcext:value-type="float">
            <text:p>0.0007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1:15:32.463362082</dc:date>
    <meta:editing-duration>PT56S</meta:editing-duration>
    <meta:editing-cycles>1</meta:editing-cycles>
    <meta:document-statistic meta:table-count="1" meta:cell-count="1203" meta:object-count="0"/>
    <meta:generator>LibreOffice/5.1.6.2$Linux_X86_64 LibreOffice_project/10m0$Build-2</meta:generator>
  </office:meta>
</office:document-meta>
</file>